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2" style:family="graphic" style:parent-style-name="objectwithoutfill">
      <style:graphic-properties draw:marker-start="Arrow" draw:marker-end="" draw:fill="solid" draw:textarea-vertical-align="middle"/>
    </style:style>
    <style:style style:name="gr3" style:family="graphic" style:parent-style-name="objectwithoutfill">
      <style:graphic-properties svg:stroke-color="#bf0041" draw:marker-start="Arrow" draw:marker-end="" draw:fill="solid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03cm" svg:height="0.766cm" svg:x="8.159cm" svg:y="8.8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2.056cm" svg:height="0.703cm" svg:x="8.62cm" svg:y="12.3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ath draw:style-name="gr2" draw:text-style-name="P2" draw:layer="layout" svg:width="2.415cm" svg:height="2.453cm" draw:transform="rotate (-0.732863752912419) translate (11.79500000565cm 9.38199999372278cm)" svg:viewBox="0 0 2416 2454" svg:d="M0 0c3417 0 2209 2454 2209 2454">
          <text:p/>
        </draw:path>
        <draw:path draw:style-name="gr3" draw:text-style-name="P2" draw:layer="layout" svg:width="2.415cm" svg:height="2.453cm" draw:transform="rotate (2.35619449019234) translate (7.11090766145785cm 12.5527260197415cm)" svg:viewBox="0 0 2416 2454" svg:d="M0 0c3417 0 2209 2454 2209 2454">
          <text:p/>
        </draw:path>
        <draw:frame draw:style-name="gr1" draw:text-style-name="P1" draw:layer="layout" svg:width="4.076cm" svg:height="0.703cm" svg:x="1.623cm" svg:y="10.5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1" draw:layer="layout" svg:width="3.484cm" svg:height="0.703cm" svg:x="13.391cm" svg:y="10.5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9-14T19:18:15.350316671</dc:date>
    <meta:editing-duration>PT2H13M7S</meta:editing-duration>
    <meta:editing-cycles>38</meta:editing-cycles>
    <meta:generator>LibreOffice/6.4.7.2$Linux_X86_64 LibreOffice_project/40$Build-2</meta:generator>
    <meta:document-statistic meta:object-count="6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+</mo>
      <mi mathvariant="italic">ac</mi>
    </mrow>
    <annotation encoding="StarMath 5.0">ab +ac</annotation>
  </semantics>
</math>
</file>

<file path=Object 2/content.xml><?xml version="1.0" encoding="utf-8"?>
<math xmlns="http://www.w3.org/1998/Math/MathML" display="block">
  <semantics>
    <mrow>
      <mi>a</mi>
      <mo stretchy="false">×</mo>
      <mrow>
        <mo fence="true" stretchy="false">(</mo>
        <mrow>
          <mrow>
            <mi>b</mi>
            <mo stretchy="false">+</mo>
            <mi>c</mi>
          </mrow>
        </mrow>
        <mo fence="true" stretchy="false">)</mo>
      </mrow>
    </mrow>
    <annotation encoding="StarMath 5.0">a times ( b +c  )</annotation>
  </semantics>
</math>
</file>

<file path=Object 3/content.xml><?xml version="1.0" encoding="utf-8"?>
<math xmlns="http://www.w3.org/1998/Math/MathML" display="block">
  <semantics>
    <mstyle color="red">
      <mi mathvariant="italic">développement</mi>
    </mstyle>
    <annotation encoding="StarMath 5.0">color red { développement }</annotation>
  </semantics>
</math>
</file>

<file path=Object 4/content.xml><?xml version="1.0" encoding="utf-8"?>
<math xmlns="http://www.w3.org/1998/Math/MathML" display="block">
  <semantics>
    <mstyle color="blue">
      <mi mathvariant="italic">factorisation</mi>
    </mstyle>
    <annotation encoding="StarMath 5.0">color blue { factorisation }</annotation>
  </semantics>
</math>
</file>